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A0000018B66FCBF9358E2DA98.png" manifest:media-type="image/png"/>
  <manifest:file-entry manifest:full-path="Pictures/100002010000031F0000018B198C09F994309292.png" manifest:media-type="image/png"/>
  <manifest:file-entry manifest:full-path="Pictures/10000201000001F4000000A5BFC4060F4DFD1884.png" manifest:media-type="image/png"/>
  <manifest:file-entry manifest:full-path="Pictures/100000000000017F0000017065ECBBCA3045B708.png" manifest:media-type="image/png"/>
  <manifest:file-entry manifest:full-path="Pictures/10000201000001C60000018BAAD5A4F34E7B61AD.png" manifest:media-type="image/png"/>
  <manifest:file-entry manifest:full-path="Pictures/100002010000030B00000130E413EAF337A0B103.png" manifest:media-type="image/png"/>
  <manifest:file-entry manifest:full-path="Pictures/10000201000000B60000018B3C08E7A2FF370A18.png" manifest:media-type="image/png"/>
  <manifest:file-entry manifest:full-path="Pictures/10000201000001C60000018B2FA57FAFB36E1E0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2cm" svg:height="13.644cm" draw:transform="skewX (-0.00331612557878923) rotate (-0.00331612557878926) translate (7.6cm 1.117cm)">
          <draw:image xlink:href="Pictures/100000000000017F0000017065ECBBCA3045B7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7.6cm" svg:height="5.806cm" draw:transform="skewX (-0.00733038285837618) rotate (-0.00733038285837686) translate (7.8cm 4.626cm)">
          <draw:image xlink:href="Pictures/10000201000001F4000000A5BFC4060F4DFD1884.png" xlink:type="simple" xlink:show="embed" xlink:actuate="onLoad" loext:mime-type="image/png">
            <text:p/>
          </draw:image>
        </draw:frame>
        <draw:frame draw:style-name="gr3" draw:text-style-name="P3" draw:layer="layout" svg:width="6.814cm" svg:height="15.95cm" svg:x="-0.014cm" svg:y="-0.157cm">
          <draw:image xlink:href="Pictures/10000201000000B60000018B3C08E7A2FF370A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3" draw:layer="layout" svg:width="6.4cm" svg:height="15.75cm" svg:x="-0.2cm" svg:y="0cm">
          <draw:image xlink:href="Pictures/10000201000000B60000018B3C08E7A2FF370A18.png" xlink:type="simple" xlink:show="embed" xlink:actuate="onLoad" loext:mime-type="image/png">
            <text:p/>
          </draw:image>
        </draw:frame>
        <draw:frame draw:style-name="gr3" draw:text-style-name="P3" draw:layer="layout" svg:width="16.411cm" svg:height="12.2cm" svg:x="7.2cm" svg:y="1.2cm">
          <draw:image xlink:href="Pictures/10000201000001C60000018BAAD5A4F34E7B61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3" draw:layer="layout" svg:width="6.38cm" svg:height="15.75cm" svg:x="0cm" svg:y="0cm">
          <draw:image xlink:href="Pictures/10000201000000B60000018B3C08E7A2FF370A18.png" xlink:type="simple" xlink:show="embed" xlink:actuate="onLoad" loext:mime-type="image/png">
            <text:p/>
          </draw:image>
        </draw:frame>
        <draw:frame draw:style-name="gr3" draw:text-style-name="P3" draw:layer="layout" svg:width="15.6cm" svg:height="11.85cm" svg:x="7.8cm" svg:y="1.75cm">
          <draw:image xlink:href="Pictures/10000201000001C60000018B2FA57FAFB36E1E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3" draw:layer="layout" svg:width="7cm" svg:height="15.6cm" svg:x="0cm" svg:y="0cm">
          <draw:image xlink:href="Pictures/10000201000000B60000018B3C08E7A2FF370A18.png" xlink:type="simple" xlink:show="embed" xlink:actuate="onLoad" loext:mime-type="image/png">
            <text:p/>
          </draw:image>
        </draw:frame>
        <draw:frame draw:style-name="gr3" draw:text-style-name="P3" draw:layer="layout" svg:width="19.463cm" svg:height="10.722cm" svg:x="7.537cm" svg:y="2.4cm">
          <draw:image xlink:href="Pictures/100002010000030B00000130E413EAF337A0B1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3" draw:layer="layout" svg:width="6.4cm" svg:height="15.6cm" svg:x="0cm" svg:y="0cm">
          <draw:image xlink:href="Pictures/10000201000000B60000018B3C08E7A2FF370A18.png" xlink:type="simple" xlink:show="embed" xlink:actuate="onLoad" loext:mime-type="image/png">
            <text:p/>
          </draw:image>
        </draw:frame>
        <draw:frame draw:style-name="gr3" draw:text-style-name="P3" draw:layer="layout" svg:width="20cm" svg:height="13.4cm" svg:x="7cm" svg:y="1.4cm">
          <draw:image xlink:href="Pictures/100002010000023A0000018B66FCBF9358E2DA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3" draw:layer="layout" svg:width="6.4cm" svg:height="15.686cm" svg:x="0cm" svg:y="0.064cm">
          <draw:image xlink:href="Pictures/10000201000000B60000018B3C08E7A2FF370A18.png" xlink:type="simple" xlink:show="embed" xlink:actuate="onLoad" loext:mime-type="image/png">
            <text:p/>
          </draw:image>
        </draw:frame>
        <draw:frame draw:style-name="gr3" draw:text-style-name="P3" draw:layer="layout" svg:width="19.6cm" svg:height="9.689cm" svg:x="7.4cm" svg:y="3cm">
          <draw:image xlink:href="Pictures/100002010000031F0000018B198C09F9943092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8T17:46:50.515834519</meta:creation-date>
    <dc:date>2020-06-09T17:01:16.265808084</dc:date>
    <meta:editing-duration>PT1H2M31S</meta:editing-duration>
    <meta:editing-cycles>2</meta:editing-cycles>
    <meta:generator>LibreOffice/6.3.2.2$Linux_X86_64 LibreOffice_project/30$Build-2</meta:generator>
    <meta:document-statistic meta:object-count="48"/>
  </office:meta>
</office:document-meta>
</file>